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Fon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Font.createFont( String fontname , FontType subtype , String basefont , Object encodin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DFFont.getPDFNameForFontType( FontType font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DFFont.getBaseFo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Font.setEncoding( PDFEncoding encod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DFFont.output( Out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Font.PDFFont( String fontname , FontType subtype , String basefont , Object encod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DFFont.valid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DFFont.setEncoding( String encod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